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1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UNSGA3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UNSGA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UNSGA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neration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Crossover Chance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tation Chance</text:p>
          </table:table-cell>
          <table:table-cell office:value-type="float" office:value="0.1" calcext:value-type="float">
            <text:p>0,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Successe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verall Successe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Quality(Success rate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verall quality(Success rate)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Number of calls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Eficiency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inutes: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conds</text:p>
          </table:table-cell>
          <table:table-cell table:style-name="ce1" office:value-type="float" office:value="3.96542763710022" calcext:value-type="float">
            <text:p>3,96542763710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imum cost</text:p>
          </table:table-cell>
          <table:table-cell table:style-name="ce1" office:value-type="float" office:value="1055000" calcext:value-type="float">
            <text:p>105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imum RI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ameter 1</text:p>
          </table:table-cell>
          <table:table-cell office:value-type="string" calcext:value-type="string">
            <text:p>Diameter 2</text:p>
          </table:table-cell>
          <table:table-cell office:value-type="string" calcext:value-type="string">
            <text:p>Diameter 3</text:p>
          </table:table-cell>
          <table:table-cell office:value-type="string" calcext:value-type="string">
            <text:p>Diameter 4</text:p>
          </table:table-cell>
          <table:table-cell office:value-type="string" calcext:value-type="string">
            <text:p>Diameter 5</text:p>
          </table:table-cell>
          <table:table-cell office:value-type="string" calcext:value-type="string">
            <text:p>Diameter 6</text:p>
          </table:table-cell>
          <table:table-cell office:value-type="string" calcext:value-type="string">
            <text:p>Diameter 7</text:p>
          </table:table-cell>
          <table:table-cell office:value-type="string" calcext:value-type="string">
            <text:p>Diameter 8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umRI</text:p>
          </table:table-cell>
          <table:table-cell office:value-type="string" calcext:value-type="string">
            <text:p>Success?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50.7244070576641" calcext:value-type="float">
            <text:p>50,7244070576641</text:p>
          </table:table-cell>
          <table:table-cell table:style-name="ce1" office:value-type="string" calcext:value-type="string">
            <text:p>Failure</text:p>
          </table:table-cell>
        </table:table-row>
        <table:table-row table:style-name="ro1" table:number-rows-repeated="13">
          <table:table-cell table:number-columns-repeated="11"/>
        </table:table-row>
        <table:table-row table:style-name="ro2" table:number-rows-repeated="104849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4cm" fo:margin-bottom="0.254cm" fo:margin-left="0.762cm" fo:margin-right="0.762cm" style:print-page-order="ltr" style:scale-to="100%" style:table-centering="horizontal" style:writing-mode="lr-tb"/>
      <style:header-style>
        <style:header-footer-properties fo:min-height="0.75cm" fo:margin-left="1.138cm" fo:margin-right="1.138cm" fo:margin-bottom="0.942cm"/>
      </style:header-style>
      <style:footer-style>
        <style:header-footer-properties fo:min-height="0.75cm" fo:margin-left="1.138cm" fo:margin-right="1.138cm" fo:margin-top="0.333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UNSGA3" style:display-name="PageStyle_UNSGA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header-first style:display="false">
        <text:p><text:span text:style-name="MT1"><text:page-number>1</text:page-number></text:span></text:p>
      </style:header-firs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  <style:footer-first style:display="false">
        <text:p><text:span text:style-name="MT1"><text:file-name text:display="name-and-extension">???</text:file-name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4T11:43:34.781894207</dc:date>
    <meta:editing-duration>PT9M42S</meta:editing-duration>
    <meta:editing-cycles>1</meta:editing-cycles>
    <meta:document-statistic meta:table-count="1" meta:cell-count="667" meta:object-count="0"/>
    <meta:generator>LibreOffice/7.6.2.1$Linux_X86_64 LibreOffice_project/60$Build-1</meta:generator>
  </office:meta>
</office:document-meta>
</file>